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4-10_09-47-03_000.jpg</text:p>
          </table:table-cell>
          <table:table-cell table:style-name="ce20" office:value-type="string">
            <text:p>:m music / log / kb / || s.1:f-17,patt,block=B,video=029~,score+,,,,R=1</text:p>
          </table:table-cell>
          <table:table-cell table:style-name="ce3"/>
          <table:table-cell table:style-name="ce3"/>
          <table:table-cell table:style-name="ce3"/>
          <table:table-cell table:style-name="ce34" table:formula="of:=IF([.E2]=&quot;&quot;;[.C2];CONCATENATE([.C2];&quot; / &quot;;[.E2]))" office:value-type="string" office:string-value=":m music / log / kb / || s.1:f-17,patt,block=B,video=029~,score+,,,,R=1">
            <text:p>:m music / log / kb / || s.1:f-17,patt,block=B,video=029~,score+,,,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0_10-30-51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4-10_11-39-33_000.jpg</text:p>
          </table:table-cell>
          <table:table-cell table:style-name="ce16" office:value-type="string">
            <text:p>:bookmemo / 読んだ本 / 『不活性結合・不活性分子の活性化』「二酸化炭素固定化の新展開」 / 著者=日本化学会、編</text:p>
          </table:table-cell>
          <table:table-cell table:style-name="ce33"/>
          <table:table-cell table:style-name="ce3"/>
          <table:table-cell table:style-name="ce3"/>
          <table:table-cell table:style-name="ce34" table:formula="of:=IF([.E4]=&quot;&quot;;[.C4];CONCATENATE([.C4];&quot; / &quot;;[.E4]))" office:value-type="string" office:string-value=":bookmemo / 読んだ本 / 『不活性結合・不活性分子の活性化』「二酸化炭素固定化の新展開」 / 著者=日本化学会、編">
            <text:p>:bookmemo / 読んだ本 / 『不活性結合・不活性分子の活性化』「二酸化炭素固定化の新展開」 / 著者=日本化学会、編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0_11-39-51_000.jpg</text:p>
          </table:table-cell>
          <table:table-cell table:style-name="ce20" office:value-type="string">
            <text:p>:bookmemo / 読んだ本 / 『徳川時代の文学に見えたる私法』 / 著者=中田薫 / 途中</text:p>
          </table:table-cell>
          <table:table-cell table:style-name="ce25"/>
          <table:table-cell table:style-name="ce3"/>
          <table:table-cell table:style-name="ce3"/>
          <table:table-cell table:style-name="ce34" table:formula="of:=IF([.E5]=&quot;&quot;;[.C5];CONCATENATE([.C5];&quot; / &quot;;[.E5]))" office:value-type="string" office:string-value=":bookmemo / 読んだ本 / 『徳川時代の文学に見えたる私法』 / 著者=中田薫 / 途中">
            <text:p>:bookmemo / 読んだ本 / 『徳川時代の文学に見えたる私法』 / 著者=中田薫 / 途中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4-10_11-40-44_000.jpg</text:p>
          </table:table-cell>
          <table:table-cell table:style-name="ce20" office:value-type="string">
            <text:p>:bookmemo / 読んだ本 / 『徳川時代の文学に見えたる私法』 / 著者=中田薫 / 途中　ここまで</text:p>
          </table:table-cell>
          <table:table-cell table:style-name="ce25"/>
          <table:table-cell table:style-name="ce3"/>
          <table:table-cell table:style-name="ce3"/>
          <table:table-cell table:style-name="ce34" table:formula="of:=IF([.E6]=&quot;&quot;;[.C6];CONCATENATE([.C6];&quot; / &quot;;[.E6]))" office:value-type="string" office:string-value=":bookmemo / 読んだ本 / 『徳川時代の文学に見えたる私法』 / 著者=中田薫 / 途中　ここまで">
            <text:p>:bookmemo / 読んだ本 / 『徳川時代の文学に見えたる私法』 / 著者=中田薫 / 途中　ここまで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4-10_11-42-07_000.jpg</text:p>
          </table:table-cell>
          <table:table-cell table:style-name="ce16" office:value-type="string">
            <text:p>:m other / 記録　文書 / @机上 / 買い物用の、調べ / 卓上ライト（机上スタンド）を買うために、寸法などを記録</text:p>
          </table:table-cell>
          <table:table-cell table:style-name="ce14"/>
          <table:table-cell table:style-name="ce3"/>
          <table:table-cell table:style-name="ce3"/>
          <table:table-cell table:style-name="ce34" table:formula="of:=IF([.E7]=&quot;&quot;;[.C7];CONCATENATE([.C7];&quot; / &quot;;[.E7]))" office:value-type="string" office:string-value=":m other / 記録　文書 / @机上 / 買い物用の、調べ / 卓上ライト（机上スタンド）を買うために、寸法などを記録">
            <text:p>:m other / 記録　文書 / @机上 / 買い物用の、調べ / 卓上ライト（机上スタンド）を買うために、寸法などを記録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4-10_11-51-59_000.jpg</text:p>
          </table:table-cell>
          <table:table-cell table:style-name="ce17" office:value-type="string">
            <text:p>:m 1*1 RES / 245 / 『感染症パニック』 中原英臣 / p.14</text:p>
          </table:table-cell>
          <table:table-cell table:style-name="ce15"/>
          <table:table-cell table:style-name="ce3"/>
          <table:table-cell table:style-name="ce3"/>
          <table:table-cell table:style-name="ce34" table:formula="of:=IF([.E8]=&quot;&quot;;[.C8];CONCATENATE([.C8];&quot; / &quot;;[.E8]))" office:value-type="string" office:string-value=":m 1*1 RES / 245 / 『感染症パニック』 中原英臣 / p.14">
            <text:p>:m 1*1 RES / 245 / 『感染症パニック』 中原英臣 / p.14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4-10_14-42-06_000.jpg</text:p>
          </table:table-cell>
          <table:table-cell table:style-name="ce20" office:value-type="string">
            <text:p>:PHOTO 記録 / @自室、机　/ 捨てるもの / 机上スタンド（卓上ライト）</text:p>
          </table:table-cell>
          <table:table-cell table:style-name="ce17"/>
          <table:table-cell table:style-name="ce3"/>
          <table:table-cell table:style-name="ce3"/>
          <table:table-cell table:style-name="ce34" table:formula="of:=IF([.E9]=&quot;&quot;;[.C9];CONCATENATE([.C9];&quot; / &quot;;[.E9]))" office:value-type="string" office:string-value=":PHOTO 記録 / @自室、机　/ 捨てるもの / 机上スタンド（卓上ライト）">
            <text:p>:PHOTO 記録 / @自室、机　/ 捨てるもの / 机上スタンド（卓上ライト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4-10_14-42-12_000.jpg</text:p>
          </table:table-cell>
          <table:table-cell table:style-name="ce20" office:value-type="string">
            <text:p>:PHOTO 記録 / @自室、机　/ 捨てるもの / 机上スタンド（卓上ライト）</text:p>
          </table:table-cell>
          <table:table-cell table:style-name="ce16"/>
          <table:table-cell table:style-name="ce3"/>
          <table:table-cell table:style-name="ce3"/>
          <table:table-cell table:style-name="ce34" table:formula="of:=IF([.E10]=&quot;&quot;;[.C10];CONCATENATE([.C10];&quot; / &quot;;[.E10]))" office:value-type="string" office:string-value=":PHOTO 記録 / @自室、机　/ 捨てるもの / 机上スタンド（卓上ライト）">
            <text:p>:PHOTO 記録 / @自室、机　/ 捨てるもの / 机上スタンド（卓上ライト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4-10_16-23-43_000.jpg</text:p>
          </table:table-cell>
          <table:table-cell table:style-name="ce6" office:value-type="string">
            <text:p>:m RES 1*1 / free# JVEMV6 44#11.1_2 / 44. currency / 11. prog-mt4 / 1. ea-4 / flowchart</text:p>
          </table:table-cell>
          <table:table-cell table:style-name="ce17"/>
          <table:table-cell table:style-name="ce3"/>
          <table:table-cell table:style-name="ce3"/>
          <table:table-cell table:style-name="ce34" table:formula="of:=IF([.E11]=&quot;&quot;;[.C11];CONCATENATE([.C11];&quot; / &quot;;[.E11]))" office:value-type="string" office:string-value=":m RES 1*1 / free# JVEMV6 44#11.1_2 / 44. currency / 11. prog-mt4 / 1. ea-4 / flowchart">
            <text:p>:m RES 1*1 / free# JVEMV6 44#11.1_2 / 44. currency / 11. prog-mt4 / 1. ea-4 / flowchart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4-10_17-12-02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16"/>
          <table:table-cell table:style-name="ce3"/>
          <table:table-cell table:style-name="ce3"/>
          <table:table-cell table:style-name="ce34" table:formula="of:=IF([.E12]=&quot;&quot;;[.C12];CONCATENATE([.C12];&quot; / &quot;;[.E12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4-10_17-12-07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4-10_17-12-14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6"/>
          <table:table-cell table:style-name="ce3"/>
          <table:table-cell table:style-name="ce3"/>
          <table:table-cell table:style-name="ce34" table:formula="of:=IF([.E14]=&quot;&quot;;[.C14];CONCATENATE([.C14];&quot; / &quot;;[.E14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4-10_17-12-48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15"/>
          <table:table-cell table:style-name="ce3"/>
          <table:table-cell table:style-name="ce3"/>
          <table:table-cell table:style-name="ce34" table:formula="of:=IF([.E15]=&quot;&quot;;[.C15];CONCATENATE([.C15];&quot; / &quot;;[.E15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4-10_17-13-08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4-10_17-13-22_000.jpg</text:p>
          </table:table-cell>
          <table:table-cell table:style-name="ce6" office:value-type="string">
            <text:p>:PHOTO 記録 / PC画面 / デスクトップPC / SDカード、フォーマット / 操作記録；「書き込み禁止」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PHOTO 記録 / PC画面 / デスクトップPC / SDカード、フォーマット / 操作記録；「書き込み禁止」">
            <text:p>:PHOTO 記録 / PC画面 / デスクトップPC / SDカード、フォーマット / 操作記録；「書き込み禁止」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4-10_18-09-57_000.jpg</text:p>
          </table:table-cell>
          <table:table-cell table:style-name="ce15" office:value-type="string">
            <text:p>:m music / log / kb / || s.1:f-N,frase,-,score+,,,,R=1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m music / log / kb / || s.1:f-N,frase,-,score+,,,,R=1">
            <text:p>:m music / log / kb / || s.1:f-N,frase,-,score+,,,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4-10_18-48-19_000.jpg</text:p>
          </table:table-cell>
          <table:table-cell table:style-name="ce15" office:value-type="string">
            <text:p>:m music / log / gt / || s.1:et-13,rev,- || s.2:res,research,for=position-table;B,chord=D6,,,k.D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m music / log / gt / || s.1:et-13,rev,- || s.2:res,research,for=position-table;B,chord=D6,,,k.D">
            <text:p>:m music / log / gt / || s.1:et-13,rev,- || s.2:res,research,for=position-table;B,chord=D6,,,k.D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4-10_20-49-55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4-11_07-40-41_000.jpg</text:p>
          </table:table-cell>
          <table:table-cell table:style-name="ce17" office:value-type="string">
            <text:p>:m other / 記録　文書 / @自室 / 朝体操 / hip-hopダンス / N+</text:p>
          </table:table-cell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string" office:string-value=":m other / 記録　文書 / @自室 / 朝体操 / hip-hopダンス / N+">
            <text:p>:m other / 記録　文書 / @自室 / 朝体操 / hip-hopダンス / N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4-11_07-53-58_000.jpg</text:p>
          </table:table-cell>
          <table:table-cell table:style-name="ce15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string" office:string-value=":m 食べた物　間食 / 味噌スープ">
            <text:p>:m 食べた物　間食 / 味噌スープ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4-10_18-04-35_000.mp4</text:p>
          </table:table-cell>
          <table:table-cell table:style-name="ce6" office:value-type="string">
            <text:p>:VIDEO / @自宅 / メモ / kb,keyboard / 演奏、play / k-2020-0410-1 / f-17,patt,block=B,video=029~,score+,,,,R=1</text:p>
          </table:table-cell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string" office:string-value=":VIDEO / @自宅 / メモ / kb,keyboard / 演奏、play / k-2020-0410-1 / f-17,patt,block=B,video=029~,score+,,,,R=1">
            <text:p>:VIDEO / @自宅 / メモ / kb,keyboard / 演奏、play / k-2020-0410-1 / f-17,patt,block=B,video=029~,score+,,,,R=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4-11_07-21-47_000.mp4</text:p>
          </table:table-cell>
          <table:table-cell table:style-name="ce6" office:value-type="string">
            <text:p>:VIDEO / @自宅 / 体操 / hip-hopダンス、ヒップホップ / h-2020-0410-1 / id=17.n / cross-out</text:p>
          </table:table-cell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string" office:string-value=":VIDEO / @自宅 / 体操 / hip-hopダンス、ヒップホップ / h-2020-0410-1 / id=17.n / cross-out">
            <text:p>:VIDEO / @自宅 / 体操 / hip-hopダンス、ヒップホップ / h-2020-0410-1 / id=17.n / cross-out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4-11_07-31-17_000.mp4</text:p>
          </table:table-cell>
          <table:table-cell table:style-name="ce6" office:value-type="string">
            <text:p>:VIDEO / @自宅 / 体操 / hip-hopダンス、ヒップホップ / h-2020-0410-2 / id=17:var-1 / cross-out</text:p>
          </table:table-cell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string" office:string-value=":VIDEO / @自宅 / 体操 / hip-hopダンス、ヒップホップ / h-2020-0410-2 / id=17:var-1 / cross-out">
            <text:p>:VIDEO / @自宅 / 体操 / hip-hopダンス、ヒップホップ / h-2020-0410-2 / id=17:var-1 / cross-out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8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90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09:31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1T09:31:27.44</dc:date>
    <dc:creator>iwabuchi ken</dc:creator>
    <meta:editing-duration>P19DT11H24M11S</meta:editing-duration>
    <meta:editing-cycles>7672</meta:editing-cycles>
    <meta:document-statistic meta:table-count="1" meta:cell-count="767" meta:object-count="0"/>
  </office:meta>
</office:document-meta>
</file>